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2a6099" loext:opacity="100%" style:text-line-through-style="none" style:text-line-through-type="none" style:font-name="Liberation Mono" fo:font-size="20pt" fo:font-style="normal" style:text-underline-style="solid" style:text-underline-width="auto" style:text-underline-color="font-color" fo:font-weight="bold" officeooo:rsid="002ca2db" officeooo:paragraph-rsid="008b119d" style:text-blinking="false" fo:background-color="transparent" style:font-size-asian="17.5pt" style:font-weight-asian="bold" style:font-size-complex="20pt" style:font-weight-complex="bold"/>
    </style:style>
    <style:style style:name="P2"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ff0000" loext:opacity="100%" style:text-line-through-style="none" style:text-line-through-type="none" style:font-name="Liberation Mono" fo:font-size="11pt" fo:font-style="normal" style:text-underline-style="none" fo:font-weight="bold" style:text-blinking="false" fo:background-color="transparent" style:font-weight-asian="bold" style:font-weight-complex="bold"/>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3faf46" loext:opacity="100%" style:text-line-through-style="none" style:text-line-through-type="none" style:font-name="Liberation Mono" fo:font-size="11pt" fo:font-style="normal" style:text-underline-style="none" fo:font-weight="bold" style:text-blinking="false" fo:background-color="transparent" style:font-weight-asian="bold" style:font-weight-complex="bold"/>
    </style:style>
    <style:style style:name="P4"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3faf46" loext:opacity="100%" style:text-line-through-style="none" style:text-line-through-type="none" style:font-name="Liberation Mono" fo:font-size="11pt" fo:font-style="normal" style:text-underline-style="none" fo:font-weight="bold" officeooo:rsid="001c31e8" officeooo:paragraph-rsid="001c31e8" style:text-blinking="false" fo:background-color="transparent" style:font-weight-asian="bold" style:font-weight-complex="bold"/>
    </style:style>
    <style:style style:name="P5" style:family="paragraph" style:parent-style-name="Text_20_body">
      <style:paragraph-properties fo:margin-left="0in" fo:margin-right="0in" fo:margin-top="0in" fo:margin-bottom="0in" style:contextual-spacing="false" fo:line-height="138%" fo:text-indent="0in" style:auto-text-indent="false" style:writing-mode="lr-tb"/>
      <style:text-properties fo:color="#3faf46" loext:opacity="100%" style:font-name="Liberation Mono" officeooo:rsid="001c31e8" officeooo:paragraph-rsid="001c31e8"/>
    </style:style>
    <style:style style:name="P6" style:family="paragraph" style:parent-style-name="Text_20_body">
      <style:paragraph-properties fo:margin-left="0in" fo:margin-right="0in" fo:margin-top="0in" fo:margin-bottom="0in" style:contextual-spacing="false" fo:line-height="138%" fo:text-indent="0in" style:auto-text-indent="false" style:writing-mode="lr-tb"/>
      <style:text-properties fo:color="#3faf46" loext:opacity="100%" style:font-name="Liberation Mono" officeooo:rsid="001c31e8" officeooo:paragraph-rsid="008927d7"/>
    </style:style>
    <style:style style:name="P7"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3faf46" loext:opacity="100%" style:text-line-through-style="none" style:text-line-through-type="none" style:font-name="Liberation Mono" fo:font-size="18pt" fo:font-style="normal" style:text-underline-style="solid" style:text-underline-width="auto" style:text-underline-color="font-color" fo:font-weight="bold" officeooo:rsid="00847a6e" officeooo:paragraph-rsid="00847a6e" style:text-blinking="false" fo:background-color="transparent" style:font-size-asian="15.75pt" style:font-weight-asian="bold" style:font-size-complex="18pt" style:font-weight-complex="bold"/>
    </style:style>
    <style:style style:name="P8" style:family="paragraph" style:parent-style-name="Text_20_body">
      <style:paragraph-properties fo:margin-left="0in" fo:margin-right="0in" fo:margin-top="0in" fo:margin-bottom="0in" style:contextual-spacing="false" fo:line-height="138%" fo:text-indent="0in" style:auto-text-indent="false" style:writing-mode="lr-tb"/>
      <style:text-properties fo:color="#ff0000" loext:opacity="100%" style:font-name="Liberation Mono" officeooo:rsid="0083a029" officeooo:paragraph-rsid="0083a029"/>
    </style:style>
    <style:style style:name="P9" style:family="paragraph" style:parent-style-name="Text_20_body">
      <style:paragraph-properties fo:margin-left="0in" fo:margin-right="0in" fo:margin-top="0in" fo:margin-bottom="0in" style:contextual-spacing="false" fo:line-height="138%" fo:text-indent="0in" style:auto-text-indent="false" style:writing-mode="lr-tb"/>
      <style:text-properties fo:color="#00a933" loext:opacity="100%" style:font-name="Liberation Mono" officeooo:rsid="00872a49" officeooo:paragraph-rsid="00861ca4"/>
    </style:style>
    <style:style style:name="P10" style:family="paragraph" style:parent-style-name="Text_20_body">
      <style:paragraph-properties fo:line-height="138%"/>
      <style:text-properties fo:color="#00a933" loext:opacity="100%" style:font-name="Liberation Mono" officeooo:rsid="00872a49"/>
    </style:style>
    <style:style style:name="P11" style:family="paragraph" style:parent-style-name="Text_20_body">
      <style:paragraph-properties fo:margin-left="0in" fo:margin-right="0in" fo:margin-top="0in" fo:margin-bottom="0in" style:contextual-spacing="false" fo:line-height="138%" fo:text-indent="0in" style:auto-text-indent="false" style:writing-mode="lr-tb"/>
      <style:text-properties fo:color="#00a933" loext:opacity="100%" style:font-name="Liberation Mono" fo:font-size="11pt" officeooo:rsid="00847a6e" officeooo:paragraph-rsid="00847a6e" style:font-size-asian="9.60000038146973pt" style:font-size-complex="11pt"/>
    </style:style>
    <style:style style:name="T1" style:family="text">
      <style:text-properties officeooo:rsid="00847a6e"/>
    </style:style>
    <style:style style:name="T2" style:family="text">
      <style:text-properties officeooo:rsid="008b119d"/>
    </style:style>
    <style:style style:name="T3" style:family="text">
      <style:text-properties fo:color="#ff0000" loext:opacity="100%"/>
    </style:style>
    <style:style style:name="T4" style:family="text">
      <style:text-properties style:text-position="super 58%"/>
    </style:style>
    <style:style style:name="T5" style:family="text">
      <style:text-properties fo:font-variant="normal" fo:text-transform="none" fo:color="#ff0000" loext:opacity="100%" style:text-line-through-style="none" style:text-line-through-type="none" fo:font-size="11pt" fo:font-style="normal" style:text-underline-style="none" fo:font-weight="bold" style:text-blinking="false" fo:background-color="transparent" loext:char-shading-value="0" style:font-weight-asian="bold" style:font-weight-complex="bold"/>
    </style:style>
    <style:style style:name="T6" style:family="text">
      <style:text-properties fo:font-variant="normal" fo:text-transform="none" style:text-line-through-style="none" style:text-line-through-type="none" fo:font-size="11pt" fo:font-style="normal" style:text-underline-style="none" fo:font-weight="bold" style:text-blinking="false" fo:background-color="transparent" loext:char-shading-value="0" style:font-weight-asian="bold" style:font-weight-complex="bold"/>
    </style:style>
    <style:style style:name="T7" style:family="text">
      <style:text-properties fo:color="#ff0000" loext:opacity="100%" officeooo:rsid="008927d7"/>
    </style:style>
    <style:style style:name="T8" style:family="text">
      <style:text-properties officeooo:rsid="008927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IOLOGY </text:span><text:span text:style-name="T2">FOR ENGINEERS</text:span></text:p>
      <text:p text:style-name="P1">ASSIGNMENT-<text:span text:style-name="T1">1</text:span></text:p>
      <text:p text:style-name="P2"/>
      <text:p text:style-name="P3"><text:bookmark text:name="docs-internal-guid-1edba466-7fff-3a43-a391-f4912f598a24"/><text:span text:style-name="T3">Name:</text:span> <text:tab/><text:tab/>Ruhul Amin</text:p>
      <text:p text:style-name="P3"><text:span text:style-name="T3">Branch:</text:span> <text:tab/><text:tab/>Electronics and Communication Engineering</text:p>
      <text:p text:style-name="P4"><text:span text:style-name="T3">Semester:</text:span> <text:tab/><text:tab/>1<text:span text:style-name="T4">st</text:span> Semester</text:p>
      <text:p text:style-name="P5"><text:span text:style-name="T5">Roll No.:</text:span><text:span text:style-name="T6"> <text:tab/><text:tab/>B25EC014</text:span></text:p>
      <text:p text:style-name="P6"><text:span text:style-name="T7">Course code</text:span><text:span text:style-name="T3">:</text:span> <text:tab/><text:span text:style-name="T8">CB-103</text:span></text:p>
      <text:p text:style-name="P4"/>
      <text:p text:style-name="P7">GENES AND THEIR CRUCIAL ROLE</text:p>
      <text:p text:style-name="P8"/>
      <text:p text:style-name="P9">The ability to reproduce is a crucial and defining characteristic of the organisms that have evolved on Earth. All life we see, from the simplest bacterium to the most complex animal, is believed to have descended from a single common ancestor that lived approximately 4 billion years ago. This primitive microbe possessed a fundamental set of genes that performed the essential functions required to sustain life and, critically, to replicate it.</text:p>
      <text:p text:style-name="P9"/>
      <text:p text:style-name="P10">Genes are the basic unit of inheritance. They are the mechanism by which an organism passes information to its offspring, including the instructions for life-sustaining activities and reproduction itself. A gene is a specific sequence of DNA that typically contains the code to build a protein. These proteins are the molecular machines that perform most of the metabolic and structural activities in an organism. For life to continue, this DNA <text:span text:style-name="T2">along with the cell</text:span> must be replicated and passed on <text:span text:style-name="T2">through various process like binary fission, mitosis, meiosis, etc.</text:span></text:p>
      <text:p text:style-name="P10"/>
      <text:p text:style-name="P10">When these DNA strands are replicated, the process is not always perfect. Errors, known as mutations, can occur, leading to a change in a gene. This, in turn, can result in a protein that behaves differently. While many mutations are detrimental or have no effect, some can be <text:span text:style-name="T2">provide survival</text:span> advantage. A beneficial mutation can <text:soft-page-break/>lead to the evolution of an organism that is better adapted to its environment.</text:p>
      <text:p text:style-name="P10">For example, a leading theory on the evolution of snake venom suggests it began with a gene duplication error. A gene responsible for <text:span text:style-name="T2">perhaps an enzyme secreted by pancreas</text:span> was accidentally copied <text:span text:style-name="T2">(The sources I have gone through don’t agree on which gene might actually got repurposed here)</text:span>. Over millions of years, mutations accumulated in this "extra" copy, re-purposing it. Eventually, this new protein began to be secreted as a toxin through modified salivary glands. This trait proved helpful in subduing prey, so the genes for it were successfully passed down through generations. In this way, all organisms have evolved <text:span text:style-name="T2">and are still evolving</text:span>, passing down genes for traits that enhance their survival. Charles Darwin famously termed this phenomenon "natural selection."</text:p>
      <text:p text:style-name="P9"/>
      <text:p text:style-name="P11"/>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ackground-color="#1c1d1d" style:writing-mode="lr-tb" style:layout-grid-color="#c0c0c0" style:layout-grid-lines="20" style:layout-grid-base-height="0.278in" style:layout-grid-ruby-height="0.139in" style:layout-grid-mode="none" style:layout-grid-ruby-below="false" style:layout-grid-print="false" style:layout-grid-display="false" draw:fill="solid" draw:fill-color="#1c1d1d"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1c1d1d"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0T00:20:37.485989294</meta:creation-date>
    <dc:date>2025-10-23T23:01:01.062149996</dc:date>
    <meta:editing-duration>PT12H55M45S</meta:editing-duration>
    <meta:editing-cycles>86</meta:editing-cycles>
    <meta:generator>LibreOffice/25.2.6.2$Linux_X86_64 LibreOffice_project/520$Build-2</meta:generator>
    <meta:document-statistic meta:table-count="0" meta:image-count="0" meta:object-count="0" meta:page-count="2" meta:paragraph-count="12" meta:word-count="376" meta:character-count="2394" meta:non-whitespace-character-count="2021"/>
  </office:meta>
</office:document-meta>
</file>